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9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40.5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none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<text:span text:style-name="T2">Iván Valero Rodríguez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style-name="ce3" office:value-type="string" calcext:value-type="string">
            <text:p>Entrega Final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5"/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5"/>
          <table:table-cell office:value-type="string" calcext:value-type="string">
            <text:p>Pendiente</text:p>
          </table:table-cell>
          <table:table-cell table:number-columns-repeated="101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  <table:database-range table:name="__Anonymous_Sheet_DB__0" table:target-range-address="Hoja1.H4:Hoja1.H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8:59:16.657839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fjmel</meta:initial-creator>
    <meta:creation-date>2019-10-11T16:56:56Z</meta:creation-date>
    <dc:date>2020-01-06T19:00:22.009632857</dc:date>
    <meta:editing-duration>PT1H12M33S</meta:editing-duration>
    <meta:editing-cycles>10</meta:editing-cycles>
    <meta:document-statistic meta:table-count="1" meta:cell-count="177" meta:object-count="0"/>
  </office:meta>
</office:document-meta>
</file>